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text-properties style:font-name="Liberation Sans" fo:font-size="16pt" fo:font-weight="bold" style:font-name-asian="WenQuanYi Micro Hei" style:font-size-asian="16pt" style:font-weight-asian="bold" style:font-name-complex="FreeSans1" style:font-size-complex="16pt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text-align="start" style:justify-single-word="false"/>
      <style:text-properties style:font-name="Liberation Sans" fo:font-size="16pt" fo:font-weight="bold" style:font-name-asian="WenQuanYi Micro Hei" style:font-size-asian="16pt" style:font-weight-asian="bold" style:font-name-complex="FreeSans1" style:font-size-complex="16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Liberation Sans" fo:font-size="16pt" fo:font-weight="bold" officeooo:paragraph-rsid="001873a1" style:font-name-asian="WenQuanYi Micro Hei" style:font-size-asian="16pt" style:font-weight-asian="bold" style:font-name-complex="FreeSans1" style:font-size-complex="16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Liberation Sans" fo:font-size="12pt" fo:font-weight="normal" officeooo:paragraph-rsid="001873a1" style:font-name-asian="WenQuanYi Micro Hei" style:font-size-asian="12pt" style:font-weight-asian="normal" style:font-name-complex="FreeSans1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Liberation Sans" fo:font-size="10pt" fo:font-weight="bold" officeooo:rsid="0018bf3b" officeooo:paragraph-rsid="0018bf3b" style:font-name-asian="WenQuanYi Micro Hei" style:font-size-asian="10pt" style:font-weight-asian="bold" style:font-name-complex="FreeSans1" style:font-size-complex="10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tyle="normal" officeooo:rsid="001873a1" officeooo:paragraph-rsid="001873a1" style:font-style-asian="normal" style:font-style-complex="normal"/>
    </style:style>
    <style:style style:name="P10" style:family="paragraph" style:parent-style-name="Text_20_body">
      <style:paragraph-properties fo:text-align="start" style:justify-single-word="false"/>
      <style:text-properties officeooo:rsid="0019037e" officeooo:paragraph-rsid="0019037e"/>
    </style:style>
    <style:style style:name="T1" style:family="text">
      <style:text-properties officeooo:rsid="001873a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ackup help <text:span text:style-name="T1">(shrink-backup)</text:span></text:h>
      <text:p text:style-name="P3"/>
      <text:p text:style-name="P10">NOTE: you will need to know the <text:span text:style-name="T4">location</text:span> (usually external, as in /media or /mount) and the <text:span text:style-name="T4">name</text:span> of your image</text:p>
      <text:h text:style-name="Heading_20_2" text:outline-level="2">Image creation</text:h>
      <text:p text:style-name="P4"/>
      <text:p text:style-name="P4">To create a <text:span text:style-name="T1">new </text:span>backup img using recommended size, use the `-a` option and the path to the img file.</text:p>
      <text:p text:style-name="P4"/>
      <text:p text:style-name="P4">Example: <text:span text:style-name="T2">sudo shrink-backup -a /path/to/backup.img</text:span></text:p>
      <text:p text:style-name="P4"/>
      <text:p text:style-name="P5">Image update</text:p>
      <text:p text:style-name="P4"/>
      <text:p text:style-name="P4">To update an existing img file simply use the `-U` option and the path to the img file.</text:p>
      <text:p text:style-name="P4"/>
      <text:p text:style-name="P4">Example: <text:span text:style-name="T2">sudo shrink-backup -U /path/to/backup.img</text:span></text:p>
      <text:p text:style-name="P4"><text:span text:style-name="T2"/></text:p>
      <text:h text:style-name="P2" text:outline-level="1">Image restoration</text:h>
      <text:p text:style-name="P9"/>
      <text:p text:style-name="P9">To restore a backup, simply "burn" the img file to the device using <text:span text:style-name="T3">MX Live USB</text:span> or a similar app.</text:p>
      <text:p text:style-name="P9"/>
      <text:p text:style-name="P6">Detailed help</text:p>
      <text:p text:style-name="P7"/>
      <text:p text:style-name="P7"><text:a xlink:type="simple" xlink:href="https://github.com/UnconnectedBedna/shrink-backup/blob/main/README.md" text:style-name="Internet_20_link" text:visited-style-name="Visited_20_Internet_20_Link"><text:bookmark-start text:name="__DdeLink__0_3271669418"/>https://github.com/UnconnectedBedna/shrink-backup/blob/main/README.md</text:a><text:bookmark-end text:name="__DdeLink__0_3271669418"/></text:p>
      <text:p text:style-name="P7"/>
      <text:p text:style-name="P7"/>
      <text:p text:style-name="P8">v: 24070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11:36:15.675714126</meta:creation-date>
    <dc:date>2024-07-02T11:54:12.485720546</dc:date>
    <meta:editing-duration>PT17M57S</meta:editing-duration>
    <meta:editing-cycles>3</meta:editing-cycles>
    <meta:generator>LibreOffice/7.6.5.2$Linux_X86_64 LibreOffice_project/38d5f62f85355c192ef5f1dd47c5c0c0c6d6598b</meta:generator>
    <meta:print-date>2024-07-02T11:52:25.022369090</meta:print-date>
    <meta:printed-by>PDF files</meta:printed-by>
    <meta:document-statistic meta:table-count="0" meta:image-count="0" meta:object-count="0" meta:page-count="1" meta:paragraph-count="13" meta:word-count="103" meta:character-count="655" meta:non-whitespace-character-count="565"/>
  </office:meta>
</office:document-meta>
</file>